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Times new roman" svg:font-family="'Times new roman'" style:font-family-generic="roman"/>
    <style:font-face style:name=" 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4pt" style:font-size-asian="14pt" style:font-size-complex="14pt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4pt" officeooo:rsid="00007b74" officeooo:paragraph-rsid="00007b74" style:font-size-asian="14pt" style:font-size-complex="14pt"/>
    </style:style>
    <style:style style:name="P4" style:family="paragraph" style:parent-style-name="Text_20_body">
      <style:paragraph-properties fo:text-align="end" style:justify-single-word="false"/>
      <style:text-properties style:font-name="Times new roman" fo:font-size="14pt" officeooo:rsid="00007b74" officeooo:paragraph-rsid="00007b74" style:font-size-asian="14pt" style:font-size-complex="14pt"/>
    </style:style>
    <style:style style:name="P5" style:family="paragraph" style:parent-style-name="Text_20_body">
      <style:paragraph-properties fo:text-align="start" style:justify-single-word="false"/>
      <style:text-properties style:font-name="Times new roman" fo:font-size="14pt" officeooo:rsid="00007b74" officeooo:paragraph-rsid="00007b74" style:font-size-asian="14pt" style:font-size-complex="14pt"/>
    </style:style>
    <style:style style:name="P6" style:family="paragraph" style:parent-style-name="Text_20_body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Text_20_body">
      <style:paragraph-properties fo:text-align="end" style:justify-single-word="false"/>
      <style:text-properties style:font-name="Times new roman" fo:font-size="14pt" officeooo:paragraph-rsid="00007b74" style:font-size-asian="14pt" style:font-size-complex="14pt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4pt" officeooo:paragraph-rsid="00007b74" style:font-size-asian="14pt" style:font-size-complex="14pt"/>
    </style:style>
    <style:style style:name="P9" style:family="paragraph" style:parent-style-name="Text_20_body" style:list-style-name="L1">
      <style:text-properties style:font-name="Times new roman" fo:font-size="14pt" style:font-size-asian="14pt" style:font-size-complex="14pt"/>
    </style:style>
    <style:style style:name="P10" style:family="paragraph" style:parent-style-name="Text_20_body">
      <style:paragraph-properties fo:line-height="100%" fo:text-align="start" style:justify-single-word="false"/>
      <style:text-properties style:font-name=" consolas" fo:font-size="11pt" officeooo:rsid="00007b74" officeooo:paragraph-rsid="00007b74" style:font-size-asian="11pt" style:font-size-complex="11pt"/>
    </style:style>
    <style:style style:name="P11" style:family="paragraph" style:parent-style-name="Text_20_body">
      <style:paragraph-properties fo:margin-left="0cm" fo:margin-right="0cm" fo:margin-top="0cm" fo:margin-bottom="0.353cm" loext:contextual-spacing="false" fo:line-height="138%" fo:text-align="center" style:justify-single-word="false" fo:text-indent="-1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12" style:family="paragraph" style:parent-style-name="Text_20_body">
      <style:paragraph-properties fo:margin-left="0cm" fo:margin-right="0cm" fo:margin-top="0cm" fo:margin-bottom="0.353cm" loext:contextual-spacing="false" fo:line-height="138%" fo:text-align="center" style:justify-single-word="false" fo:text-indent="-1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style:text-underline-style="none" style:text-blinking="false" fo:background-color="transparent" style:font-size-asian="14pt" style:font-size-complex="14pt"/>
    </style:style>
    <style:style style:name="P13" style:family="paragraph" style:parent-style-name="Text_20_body">
      <style:paragraph-properties fo:margin-left="0cm" fo:margin-right="0cm" fo:margin-top="0cm" fo:margin-bottom="0.353cm" loext:contextual-spacing="false" fo:line-height="138%" fo:text-align="end" style:justify-single-word="false" fo:text-indent="-8.251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07b74" officeooo:paragraph-rsid="00007b74" style:text-blinking="false" fo:background-color="transparent" style:font-size-asian="14pt" style:font-size-complex="14pt"/>
    </style:style>
    <style:style style:name="P14" style:family="paragraph" style:parent-style-name="Text_20_body">
      <style:paragraph-properties fo:margin-left="0cm" fo:margin-right="0cm" fo:margin-top="0cm" fo:margin-bottom="0.353cm" loext:contextual-spacing="false" fo:line-height="138%" fo:text-align="end" style:justify-single-word="false" fo:text-indent="-8.251cm" style:auto-text-indent="false" fo:padding="0cm" fo:border="none" style:writing-mode="lr-tb"/>
      <style:text-properties style:font-name="Times new roman" fo:font-size="14pt" style:font-size-asian="14pt" style:font-size-complex="14pt"/>
    </style:style>
    <style:style style:name="P15" style:family="paragraph" style:parent-style-name="Text_20_body">
      <style:paragraph-properties fo:margin-left="0cm" fo:margin-right="0cm" fo:margin-top="0cm" fo:margin-bottom="0.353cm" loext:contextual-spacing="false" fo:line-height="138%" fo:text-align="end" style:justify-single-word="false" fo:text-indent="-8.251cm" style:auto-text-indent="false" fo:padding="0cm" fo:border="none" style:writing-mode="lr-tb"/>
      <style:text-properties style:font-name="Times new roman" fo:font-size="14pt" officeooo:rsid="00007b74" officeooo:paragraph-rsid="00007b74" style:font-size-asian="14pt" style:font-size-complex="14pt"/>
    </style:style>
    <style:style style:name="P16" style:family="paragraph" style:parent-style-name="Text_20_body">
      <style:paragraph-properties fo:margin-top="0cm" fo:margin-bottom="0.353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17" style:family="paragraph" style:parent-style-name="Text_20_body">
      <style:paragraph-properties fo:margin-top="0cm" fo:margin-bottom="0.353cm" loext:contextual-spacing="false" fo:line-height="138%" fo:text-align="center" style:justify-single-word="false" fo:break-before="pag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18" style:family="paragraph" style:parent-style-name="Text_20_body" style:list-style-name="L1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fo:font-style="normal" fo:font-weight="normal"/>
    </style:style>
    <style:style style:name="T2" style:family="text">
      <style:text-properties style:font-name="Times New Roman" fo:font-style="normal" fo:font-weight="normal"/>
    </style:style>
    <style:style style:name="T3" style:family="text">
      <style:text-properties fo:font-style="normal"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07b74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officeooo:rsid="00007b74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07b74" style:text-blinking="false" fo:background-color="transparent" loext:char-shading-value="0"/>
    </style:style>
    <style:style style:name="T11" style:family="text">
      <style:text-properties officeooo:rsid="00007b74"/>
    </style:style>
    <style:style style:name="T12" style:family="text">
      <style:text-properties fo:font-weight="bold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weight="bold"/>
    </style:style>
    <style:style style:name="T15" style:family="text">
      <style:text-properties style:font-name="Times new roman" fo:font-weight="bold" style:font-weight-asian="bold" style:font-weight-complex="bold"/>
    </style:style>
    <style:style style:name="T16" style:family="text">
      <style:text-properties style:font-name="Times new roman" fo:font-weight="normal" style:font-weight-asian="normal" style:font-weight-complex="normal"/>
    </style:style>
    <style:style style:name="T17" style:family="text">
      <style:text-properties style:font-name="Times new roman" fo:font-weight="normal" officeooo:rsid="00007b74" style:font-weight-asian="normal" style:font-weight-complex="normal"/>
    </style:style>
    <style:style style:name="T18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font-weight="normal" officeooo:rsid="00007b74" style:font-size-asian="14pt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docs-internal-guid-038690b4-7fff-b784-45af-ea2847f11849"/>МИНОБРНАУКИ РОССИИ</text:p>
      <text:p text:style-name="P11">Федеральное государственное бюджетное образовательное учреждение высшего профессионального образования</text:p>
      <text:p text:style-name="P11">НИЖЕГОРОДСКИЙ ГОСУДАРСТВЕННЫЙ ТЕХНИЧЕСКИЙ</text:p>
      <text:p text:style-name="P11">УНИВЕРСИТЕТ им. Р.Е.АЛЕКСЕЕВА</text:p>
      <text:p text:style-name="P2"/>
      <text:p text:style-name="P12"> <text:span text:style-name="T3">Институт радиоэлектроники и информационных технологий</text:span></text:p>
      <text:p text:style-name="P11">Кафедра информатики и систем управления</text:p>
      <text:p text:style-name="P2"><text:span text:style-name="T11">Отчет по дисциплине «Защита информации»</text:span></text:p>
      <text:p text:style-name="P3">Первая лабораторная работа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10">Руководитель</text:span><text:span text:style-name="T9">:</text:span></text:p>
      <text:p text:style-name="P15"><text:span text:style-name="T9">Шагалова П.А.</text:span></text:p>
      <text:p text:style-name="P4">Студенты:</text:p>
      <text:p text:style-name="P4">Шунин К.М.</text:p>
      <text:p text:style-name="P4">Бабинова М.В.</text:p>
      <text:p text:style-name="P13">Группа:</text:p>
      <text:p text:style-name="P4">16-В-2</text:p>
      <text:p text:style-name="P6"/>
      <text:p text:style-name="P7"/>
      <text:p text:style-name="P7"/>
      <text:p text:style-name="P16">Нижний Новгород 2018</text:p>
      <text:p text:style-name="P17"/>
      <text:p text:style-name="P8"><text:span text:style-name="T11">Теория:</text:span></text:p>
      <text:p text:style-name="P8"><text:span text:style-name="T4">Шифр Цезаря, также известный как шиф</text:span><text:span text:style-name="T5">р</text:span><text:span text:style-name="T4"> сдвига, код Цезаря или сдвиг Цезаря — один из самых простых и наиболее широко известных методов шифрования. </text:span></text:p>
      <text:p text:style-name="P1"><text:span text:style-name="T4">Шифр Цезаря — это вид шифра подстановки, в котором каждый символ в открытом тексте заменяется символом, находящимся на некотором постоянном числе позиций левее или правее него в алфавите. Например, в шифре со сдвигом вправо на 3, А была бы заменена на Г, Б станет Д, и так далее. </text:span></text:p>
      <text:p text:style-name="P8">Шифр Цезаря может быть легко взломан даже в случае, когда взломщик знает только зашифрованный текст. Можно рассмотреть две ситуации: </text:p>
      <text:list xml:id="list608426531" text:style-name="L1">
        <text:list-item>
          <text:p text:style-name="P18">Взломщик знает (или предполагает), что использовался простой шифр подстановки, но не знает, что это — схема Цезаря. </text:p>
        </text:list-item>
        <text:list-item>
          <text:p text:style-name="P9">Взломщик знает, что использовался шифр Цезаря, но не знает значение сдвига.</text:p>
        </text:list-item>
      </text:list>
      <text:p text:style-name="P1">В первом случае шифр может быть взломан, используя те же самые методы что и для простого шифра подстановки, такие как частотный анализ и т. д. Используя эти методы, взломщик, вероятно, быстро заметит регулярность в решении и поймёт, что используемый шифр — это шифр Цезаря. </text:p>
      <text:p text:style-name="P5">Код программы:</text:p>
      <text:p text:style-name="P10">"""</text:p>
      <text:p text:style-name="P10">NNSTU IRIT 16-V-2</text:p>
      <text:p text:style-name="P10">Student: Shunin Kirill</text:p>
      <text:p text:style-name="P10">11 09 2019</text:p>
      <text:p text:style-name="P10">"""</text:p>
      <text:p text:style-name="P10">from collections import Counter</text:p>
      <text:p text:style-name="P10">#алфавит строчных и заглавных букв</text:p>
      <text:p text:style-name="P10">ru_alph = "абвгдеёжзийклмнопрстуфхцчшщъыьэюя"</text:p>
      <text:p text:style-name="P10">RU_alph = "АБВГДЕЁЖЗИЙКЛМНОПРСТУФХЦЧШЩЪЫЬЭЮЯ"</text:p>
      <text:p text:style-name="P10">#функция кодирования кодом Цезаря</text:p>
      <text:p text:style-name="P10">def encode(file, shift, write_file = True):</text:p>
      <text:p text:style-name="P10"><text:s text:c="4"/>"""</text:p>
      <text:p text:style-name="P10"><text:s text:c="4"/>:param file: имя файла с текстом для закодирования</text:p>
      <text:p text:style-name="P10"><text:s text:c="4"/>:param shift: смещение</text:p>
      <text:p text:style-name="P10"><text:s text:c="4"/>:param write_file: флаг для записи закодированного текста в файл encoded.txt</text:p>
      <text:p text:style-name="P10"><text:soft-page-break/><text:s text:c="4"/>:return: закодированная строка, если write_file = False</text:p>
      <text:p text:style-name="P10"><text:s text:c="4"/>"""</text:p>
      <text:p text:style-name="P10"><text:s text:c="4"/>#чтение файла с текстом</text:p>
      <text:p text:style-name="P10"><text:s text:c="4"/>text = ""</text:p>
      <text:p text:style-name="P10"><text:s text:c="4"/>for line in open(file, 'r', encoding='utf-8'):</text:p>
      <text:p text:style-name="P10"><text:s text:c="8"/>text = text + line</text:p>
      <text:p text:style-name="P10"><text:s text:c="4"/>#реализация кода Цезаря</text:p>
      <text:p text:style-name="P10"><text:s text:c="4"/>out = ""</text:p>
      <text:p text:style-name="P10"><text:s text:c="4"/>for i in text:</text:p>
      <text:p text:style-name="P10"><text:s text:c="8"/>if i in ru_alph: #обработка прописных букв</text:p>
      <text:p text:style-name="P10"><text:s text:c="12"/>out = out + ru_alph[(ru_alph.index(i) + shift) % len(ru_alph)]</text:p>
      <text:p text:style-name="P10"><text:s text:c="8"/>elif i in RU_alph: #обработка заглавных букв</text:p>
      <text:p text:style-name="P10"><text:s text:c="12"/>out = out + RU_alph[(RU_alph.index(i) + shift) % len(RU_alph)]</text:p>
      <text:p text:style-name="P10"><text:s text:c="8"/>else: #обработка прочих символов</text:p>
      <text:p text:style-name="P10"><text:s text:c="12"/>out = out + i</text:p>
      <text:p text:style-name="P10"><text:s text:c="4"/>if write_file: #запись в файл, по-умолчанию</text:p>
      <text:p text:style-name="P10"><text:s text:c="8"/>open('encoded.txt', 'w', encoding='utf-8').write(out)</text:p>
      <text:p text:style-name="P10"><text:s text:c="4"/>else: #возвращение строки в другом случае</text:p>
      <text:p text:style-name="P10"><text:s text:c="8"/>return out</text:p>
      <text:p text:style-name="P10">#функция декодирования частотным методом</text:p>
      <text:p text:style-name="P10">def decode(file, write_file = True):</text:p>
      <text:p text:style-name="P10"><text:s text:c="4"/>"""</text:p>
      <text:p text:style-name="P10"><text:s text:c="4"/>:param file: имя файла с текстом для декодирования</text:p>
      <text:p text:style-name="P10"><text:s text:c="4"/>:param write_file: флаг для записи декодированного текста в файл decoded.txt</text:p>
      <text:p text:style-name="P10"><text:s text:c="4"/>:return: декодированная строка, если write_file = False</text:p>
      <text:p text:style-name="P10"><text:s text:c="4"/>"""</text:p>
      <text:p text:style-name="P10"><text:s text:c="4"/>#чтение файла с текстом</text:p>
      <text:p text:style-name="P10"><text:s text:c="4"/>text = ""</text:p>
      <text:p text:style-name="P10"><text:s text:c="4"/>for line in open(file, 'r', encoding='utf-8'):</text:p>
      <text:p text:style-name="P10"><text:s text:c="8"/>text = text + line</text:p>
      <text:p text:style-name="P10"><text:s text:c="4"/>#удаление пробелов и приведение к нижнему регистру</text:p>
      <text:p text:style-name="P10"><text:s text:c="4"/>for_most = text.split()</text:p>
      <text:p text:style-name="P10"><text:s text:c="4"/>for_most = ''.join(for_most)</text:p>
      <text:p text:style-name="P10"><text:s text:c="4"/>for_most.lower()</text:p>
      <text:p text:style-name="P10"><text:s text:c="4"/>#вычисление наиболее популярного символа</text:p>
      <text:p text:style-name="P10"><text:soft-page-break/><text:s text:c="4"/>c = Counter(for_most)</text:p>
      <text:p text:style-name="P10"><text:s text:c="4"/>most = c.most_common()[0][0]</text:p>
      <text:p text:style-name="P10"><text:s text:c="4"/>#вычисление смещения относительно самого популярного символа в русском языке</text:p>
      <text:p text:style-name="P10"><text:s text:c="4"/>shift = ru_alph.index('о') - ru_alph.index(most)</text:p>
      <text:p text:style-name="P10"><text:s text:c="4"/>#декодирование текста</text:p>
      <text:p text:style-name="P10"><text:s text:c="4"/>decoded = encode(file,shift,False)</text:p>
      <text:p text:style-name="P10"><text:s text:c="4"/>if write_file: #запись в файл, по-умолчанию</text:p>
      <text:p text:style-name="P10"><text:s text:c="8"/>open('decoded.txt', 'w', encoding='utf-8').write(decoded)</text:p>
      <text:p text:style-name="P10"><text:s text:c="4"/>else: #возвращение строки в другом случае</text:p>
      <text:p text:style-name="P10"><text:s text:c="8"/>return decoded</text:p>
      <text:p text:style-name="P10">#использование функций</text:p>
      <text:p text:style-name="P10">encode("text.txt",2)</text:p>
      <text:p text:style-name="P10">decode("encoded.txt")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Times new roman" svg:font-family="'Times new roman'" style:font-family-generic="roman"/>
    <style:font-face style:name=" 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0:01:02.567422818</meta:creation-date>
    <dc:date>2019-10-30T10:18:36.488856811</dc:date>
    <meta:editing-duration>PT7M19S</meta:editing-duration>
    <meta:editing-cycles>1</meta:editing-cycles>
    <meta:document-statistic meta:table-count="0" meta:image-count="0" meta:object-count="0" meta:page-count="4" meta:paragraph-count="87" meta:word-count="480" meta:character-count="3736" meta:non-whitespace-character-count="3087"/>
    <meta:generator>LibreOffice/6.0.7.3$Linux_X86_64 LibreOffice_project/00m0$Build-3</meta:generator>
  </office:meta>
</office:document-meta>
</file>